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iráž">
      <style:text-properties officeooo:paragraph-rsid="0004fcf5"/>
    </style:style>
    <style:style style:name="P5" style:family="paragraph" style:parent-style-name="Špeh">
      <style:text-properties officeooo:paragraph-rsid="0004fcf5"/>
    </style:style>
    <style:style style:name="P6" style:family="paragraph" style:parent-style-name="Tiráž">
      <style:text-properties officeooo:paragraph-rsid="000bbdcb"/>
    </style:style>
    <style:style style:name="T1" style:family="text">
      <style:text-properties officeooo:rsid="005616df"/>
    </style:style>
    <style:style style:name="T2" style:family="text">
      <style:text-properties fo:color="#690280"/>
    </style:style>
    <style:style style:name="T3" style:family="text">
      <style:text-properties fo:font-style="italic" style:font-style-asian="italic" style:font-style-complex="italic"/>
    </style:style>
    <style:style style:name="T4" style:family="text">
      <style:text-properties fo:font-style="italic" officeooo:rsid="000850dc" style:font-style-asian="italic" style:font-style-complex="italic"/>
    </style:style>
    <style:style style:name="T5" style:family="text">
      <style:text-properties style:text-underline-style="solid" style:text-underline-width="auto" style:text-underline-color="font-color"/>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Spousty hluku na Facebooku</text:user-defined></text:p>
      <text:p text:style-name="Text_20_body">Vítejte v Monte Karlos, kolektivním archivu abstrakcí cti a zdravého rozumu.</text:p>
      <text:p text:style-name="P4"><text:span text:style-name="Bold">Vymítač:</text:span> Kapitán Surhu Sabat</text:p>
      <text:p text:style-name="P6"><text:span text:style-name="Bold">Korespondent:</text:span> Pes</text:p>
      <text:h text:style-name="My_20_Heading_20_1" text:outline-level="1"><text:bookmark-start text:name="org1a7b2a2"/>Editorial<text:bookmark-end text:name="org1a7b2a2"/></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8abe4d1"/>Závodní ekonomie - Mezinárodní symbióza<text:bookmark-end text:name="org8abe4d1"/></text:h>
      <text:p text:style-name="Závodní_20_ekonomie">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_20_ekonomie_20_-_20_nadpis">Symbióza</text:p>
      <text:p text:style-name="Závodní_20_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tn1" text:note-class="footnote"><text:note-citation>1</text:note-citation><text:note-body>
       <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_20_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_20_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_20_ekonomie">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p>
      <text:p text:style-name="Závodní_20_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_20_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_20_ekonomie_20_-_20_nadpis">Rada odvážných</text:p>
      <text:p text:style-name="Závodní_20_ekonomie">Druhým z největších příjmů Úřadu je reality show pořádaná odnoží QXM, která se stará o veřejné mínění o Úřadu. Jejich největším hitem je prodávání klipů ze života Učitelů v <text:span text:style-name="T3">závodě</text:span>, nesestříhaných a neupravených, jak si někteří - hlavně Bob - myslí.</text:p>
      <text:p text:style-name="Závodní_20_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_20_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_20_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_20_ekonomie">A tak, milé děti - hlavně Bobe -, funguje ta naše planeta.</text:p>
      <text:h text:style-name="Heading_20_1" text:outline-level="1"><text:bookmark-start text:name="orga1e3aa5"/>Na vlnách Internetu<text:bookmark-end text:name="orga1e3aa5"/></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30%] [######..............]</text:span> </text:p>
      <text:p text:style-name="Na_20_vlnách_20_internetu_20_-_20_terminal"/>
      <text:p text:style-name="Na_20_vlnách_20_internetu_20_-_20_terminal"><text:span text:style-name="OrgCode">Sending private key</text:span></text:p>
      <text:p text:style-name="Na_20_vlnách_20_internetu_20_-_20_terminal"><text:span text:style-name="OrgCode">Waiting for response _</text:span> </text:p>
      <text:p text:style-name="Na_20_vlnách_20_internetu_20_-_20_terminal"/>
      <text:p text:style-name="Na_20_vlnách_20_internetu_20_-_20_terminal"><text:span text:style-name="OrgCode">Connection established:</text:span></text:p>
      <text:p text:style-name="Heading_20_2">Facebook</text:p>
      <text:p text:style-name="Na_20_vlnách_20_internetu"><text:span text:style-name="Underline">Já jsem Áron Ponurý.</text:span></text:p>
      <text:p text:style-name="Na_20_vlnách_20_internetu"><text:span text:style-name="Bold">A já Emanuel Bebeš.</text:span></text:p>
      <text:p text:style-name="Na_20_vlnách_20_internetu"><text:span text:style-name="Bold"><text:span text:style-name="T5">A toto je </text:span></text:span><text:span text:style-name="Bold"><text:span text:style-name="Emphasis"><text:span text:style-name="T5">Na vlnách Internetu</text:span></text:span></text:span><text:span text:style-name="Bold"><text:span text:style-name="T5">.</text:span></text:span></text:p>
      <text:p text:style-name="Na_20_vlnách_20_internetu"><text:span text:style-name="Underline">Vítáme vás zpět u druhého dílu našeho cestopisu. Já a Emanuel se tentokrát podíváme na zoubek jednomu z nejnavštěvovanějších rezortů světa.</text:span></text:p>
      <text:p text:style-name="Na_20_vlnách_20_internetu"><text:span text:style-name="Bold">Je to tak. V posledním díle jsme vás opustili na cestě do Facebook.com, kam jsme dorazili, s bolavými chodidly a znavenou tváří, před pár minutami.</text:span></text:p>
      <text:p text:style-name="Na_20_vlnách_20_internetu"><text:span text:style-name="Underline">Ano, moje chodidla skutečně bolí k nevydržení. Je tu někde místo, kam se mohou bolaví cestovatelé odebrat k odpočinku?</text:span></text:p>
      <text:p text:style-name="Na_20_vlnách_20_internetu"><text:span text:style-name="Bold">Blázníš, Árone? Toto je Facebook.com. Zde není odpočinku.</text:span></text:p>
      <text:p text:style-name="Na_20_vlnách_20_internetu"><text:span text:style-name="Underline">Asi máš pravdu. Vážení čtenáři, já a Emanuel jsme se ocitli na kraji širokého pásu modrého asfaltu vedoucího do slepé uličky nějakých dvacet, třicet metrů daleko.</text:span></text:p>
      <text:p text:style-name="Na_20_vlnách_20_internetu"><text:span text:style-name="Bold">Správce Facebook.com nedávno nechal nainstalovat toto chytré zařízení. Je to tak zvaná žárovka, a zde vypínač, jehož zmáčknutím vyvoláte Dark Mode.</text:span></text:p>
      <text:p text:style-name="Na_20_vlnách_20_internetu"><text:span text:style-name="Underline">Ukaž… Ha! Všechno hned vypadá… temnější.</text:span></text:p>
      <text:p text:style-name="Na_20_vlnách_20_internetu"><text:span text:style-name="Bold">Ano, tak to funguje. Pojďme se podívat nejprve do ulice Přátel.</text:span></text:p>
      <text:p text:style-name="Na_20_vlnách_20_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_20_vlnách_20_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_20_vlnách_20_internetu"><text:span text:style-name="Underline">Hm-mmmm! Hm-m-mmmm!</text:span></text:p>
      <text:p text:style-name="Na_20_vlnách_20_internetu"><text:span text:style-name="Bold">Nekašli a mluv.</text:span></text:p>
      <text:p text:style-name="Na_20_vlnách_20_internetu"><text:span text:style-name="Underline">Alžběta Ašelová, prosím.</text:span></text:p>
      <text:p text:style-name="Na_20_vlnách_20_internetu"><text:span text:style-name="Bold">Dveře se otevírají a světelné pruhy v koberci nás vedou obrovskou místnosti plnou černých skříní.</text:span></text:p>
      <text:p text:style-name="Na_20_vlnách_20_internetu"><text:span text:style-name="Underline">To jsou servery Facebook.com. Blížíme se svému serveru a dostáváme kupón od Pidižvíka zavřeného v jednom z nich, společně s brožurou a malou mapkou Facebook.com. Co s tím teď?</text:span></text:p>
      <text:p text:style-name="Na_20_vlnách_20_internetu"><text:span text:style-name="Bold">Toto je kupón pro Systém Chatu naproti přes ulici. S Áronem se vracíme ulicí Přátel na asfalt a přecházíme silnici na k protilehlé zdi, kde stojí do cihel zaražené posuvné dveře na kartičku.</text:span></text:p>
      <text:p text:style-name="Na_20_vlnách_20_internetu"><text:span text:style-name="Underline">A to je právě ta kartička, kterou s Emanuelem držíme v ruce. Vsouváme ji do slotu a dveře se otevírají do malé hranaté kabinky, skoro až výtahu.</text:span></text:p>
      <text:p text:style-name="Na_20_vlnách_20_internetu"><text:span text:style-name="Bold">Když přijdete s někým chatovat, odveze vás kabinka, tak jako nás teď, k příslušnému příjemci, který k vám bude mluvit z vlastní kabinky jedním ze čtyř bezesklích oken ve stěnách.</text:span></text:p>
      <text:p text:style-name="Na_20_vlnách_20_internetu"><text:span text:style-name="Underline">A, už vidím paní Ašelovou, naši šéfredaktorku. Kabinka se pohybuje nekonečným prostorem temnoty, jen světla vycházející z okolních létajících kabinek naznačují, že nejsme sami.</text:span></text:p>
      <text:p text:style-name="Na_20_vlnách_20_internetu"><text:span text:style-name="Bold">Vidíme ale, že paní Ašelová není přítomná. Asi má moc práce, co říkáš?</text:span></text:p>
      <text:p text:style-name="Na_20_vlnách_20_internetu"><text:span text:style-name="Underline">Radši nic. Pojďme zpět.</text:span></text:p>
      <text:p text:style-name="Na_20_vlnách_20_internetu"><text:span text:style-name="Bold">Cestou vám řekneme něco o skupinových chatech.</text:span></text:p>
      <text:p text:style-name="Na_20_vlnách_20_internetu"><text:soft-page-break/><text:span text:style-name="Underline">Ale jen stručně, prosím.</text:span></text:p>
      <text:p text:style-name="Na_20_vlnách_20_internetu"><text:span text:style-name="Bold">Jak jinak? Takže skupinové chaty nastanou, když se více než dva účastníci spojí v komunikaci.</text:span></text:p>
      <text:p text:style-name="Na_20_vlnách_20_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_20_vlnách_20_internetu"><text:span text:style-name="Bold">Přesně tak, Árone. Stručně.</text:span></text:p>
      <text:p text:style-name="Na_20_vlnách_20_internetu"><text:span text:style-name="Underline">Pojďme se nyní blíže podívat na Facebook.com samotný. Jak už jsme řekli, je to široká slepá ulička, plná - ne, </text:span><text:span text:style-name="Underline"><text:span text:style-name="Emphasis">přeplněná</text:span></text:span><text:span text:style-name="Underline"> - návštěvníky.</text:span></text:p>
      <text:p text:style-name="Na_20_vlnách_20_internetu"><text:span text:style-name="Bold">Člověk pomalu neslyší vlastního slova, jak všichni vykřikují jeden přes druhého.</text:span></text:p>
      <text:p text:style-name="Na_20_vlnách_20_internetu"><text:span text:style-name="Underline">Ale nikdo nekřičí tak hlasitě, jako stánek s novinami.</text:span></text:p>
      <text:p text:style-name="Na_20_vlnách_20_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_20_vlnách_20_internetu"><text:span text:style-name="Underline">My s Emanuelem raději nebudeme poslouchat, ještě bychom mu začali věřit.</text:span></text:p>
      <text:p text:style-name="Na_20_vlnách_20_internetu"><text:span text:style-name="Bold">Chraň nás ruka Starších Internetu.</text:span></text:p>
      <text:p text:style-name="Na_20_vlnách_20_internetu"><text:span text:style-name="Underline">Naproti je to lepší. Tam je pouze výloha s manekýnkami. K čemu jsou, Emanueli?</text:span></text:p>
      <text:p text:style-name="Na_20_vlnách_20_internetu"><text:span text:style-name="Bold">Inu, to jsou noví doporučení přátelé. Člověk může vejít dovnitř a objednat si přátelství s nějakým dalším člověkem.</text:span></text:p>
      <text:p text:style-name="Na_20_vlnách_20_internetu"><text:span text:style-name="Underline">To jsou mi věci. Ale opatrně! Málem jsi překročil tuto žlutou pásku.</text:span></text:p>
      <text:p text:style-name="Na_20_vlnách_20_internetu"><text:span text:style-name="Bold">Uprostřed ulice je napjatá žlutá páska na po pas sahajících stojanech kolem hluboké, temné díry, jejíhož dna nelze z této pozice dohlédnout.</text:span></text:p>
      <text:p text:style-name="Na_20_vlnách_20_internetu"><text:span text:style-name="Underline">Jedná se o nedávný úspěšný hack, který proběhl na pozemcích Facebook.com. Skřeti a bandité z Dark Webu se prokopali až sem, i přes všechnu tu obranu a ukradli citlivá data z ulice Přátel.</text:span></text:p>
      <text:p text:style-name="Na_20_vlnách_20_internetu"><text:span text:style-name="Bold">Je to bezpečné, takhle tu tu díru nechávat?</text:span></text:p>
      <text:p text:style-name="Na_20_vlnách_20_internetu"><text:span text:style-name="Underline">Není. Proto je tam ta páska. Ale přesuňme se nyní ke konci této ulice.</text:span></text:p>
      <text:p text:style-name="Na_20_vlnách_20_internetu"><text:span text:style-name="Bold">Jak jsme zmínili, je to ulice slepá, na jejímž konci se tyčí velká Zeď. Zdaleka největší dav se mačká před ní a hledí na ni, jako by šlo o zjevení.</text:span></text:p>
      <text:p text:style-name="Na_20_vlnách_20_internetu"><text:span text:style-name="Underline">Pět se metrů vysoká, Zeď je pokrytá odshora dolů tlustým plátnem, které se obmotává po obou jejích stranách, i když veřejnost má přístup jen k této.</text:span></text:p>
      <text:p text:style-name="Na_20_vlnách_20_internetu"><text:span text:style-name="Bold">Na vrcholu Zdi stojí dva svalnatci, kteří točí každý obrovskou klikou a posouvají tak plátno v nekonečném cyklu.</text:span></text:p>
      <text:p text:style-name="Na_20_vlnách_20_internetu"><text:span text:style-name="Underline">Ačkoli je nevidíme, za Zdí pracuje armáda Pidižvíků, kteří připevňují na plátno Zdi projevy a prohlášení všech uživatelů Facebooku.com, aby na ně návštěvníci dobře viděli.</text:span></text:p>
      <text:p text:style-name="Na_20_vlnách_20_internetu"><text:span text:style-name="Bold">Zrovna teď někdo živě vysílá jakýsi přístroj s monitory a čudlíky. Na monitorech přistupují jednotlivci k urně ve velké, prázdné místnosti a vhazují do ní čisté listy papíru.</text:span></text:p>
      <text:p text:style-name="Na_20_vlnách_20_internetu"><text:span text:style-name="Underline">To víš, lidé toho navysílají spoustu. Jednou jsem sledoval, jak se někdo natočil, když spí.</text:span></text:p>
      <text:p text:style-name="Na_20_vlnách_20_internetu"><text:span text:style-name="Bold">A teď vidím odkaz na video na YouTube.com. Támhle, vedle protestu proti vakcínám a fotce něčí večeře.</text:span></text:p>
      <text:p text:style-name="Na_20_vlnách_20_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_20_vlnách_20_internetu"><text:span text:style-name="Bold">Odtamtud vám napíšeme zase příště.</text:span></text:p>
      <text:p text:style-name="Na_20_vlnách_20_internetu"><text:span text:style-name="Underline">Jsme rádi, že jste si nás přečetli.</text:span></text:p>
      <text:p text:style-name="Na_20_vlnách_20_internetu"><text:span text:style-name="Bold">Byla to legrace.</text:span></text:p>
      <text:p text:style-name="Na_20_vlnách_20_internetu"><text:span text:style-name="Bold"><text:span text:style-name="T5">A Bytu zdar!</text:span></text:span></text:p>
      <text:p text:style-name="Na_20_vlnách_20_internetu_20_-_20_terminal"><text:span text:style-name="OrgCode">Connection terminated</text:span></text:p>
      <text:h text:style-name="Heading_20_1" text:outline-level="1"><text:bookmark-start text:name="org6fb1c79"/>Závod<text:bookmark-end text:name="org6fb1c79"/></text:h>
      <text:h text:style-name="Heading_20_2" text:outline-level="2"><text:bookmark-start text:name="org1355394"/>Vývoj<text:bookmark-end text:name="org1355394"/></text:h>
      <text:p text:style-name="Vývoj">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tn2" text:note-class="footnote"><text:note-citation>2</text:note-citation><text:note-body>
       <text:p text:style-name="Footnote">A svou novou sbírkou <text:span text:style-name="T2">ždiboňů</text:span>.</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Vývoj">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20. Jan Menšíková</text:p>
      <text:h text:style-name="Heading_20_2" text:outline-level="2"><text:bookmark-start text:name="org3a3a82b"/>Rozhovor<text:bookmark-end text:name="org3a3a82b"/></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text:span text:style-name="Bold"><text:span text:style-name="Emphasis">závodních</text:span></text:span><text:span text:style-name="Bold">,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pan text:style-name="Bold">Přemýšlela jste někdy změnit ho na </text:span><text:span text:style-name="Bold"><text:span text:style-name="Emphasis">pokročilé společenské vědy</text:span></text:span><text:span text:style-name="Bold">?</text:span></text:p>
      <text:p text:style-name="Rozhovor"><text:soft-page-break/>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text:span text:style-name="Bold"><text:span text:style-name="Emphasis">společenských věd</text:span></text:span><text:span text:style-name="Bold"> byste měla dosahovat lepších výsledků v </text:span><text:span text:style-name="Bold"><text:span text:style-name="T3">závodě</text:span></text:span><text:span text:style-name="Bold">?</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_20_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text:span text:style-name="Bold"><text:span text:style-name="Emphasis">závodu</text:span></text:span><text:span text:style-name="Bold">?</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_20_3">Random otázka dne</text:p>
      <text:p text:style-name="Rozhovor"><text:span text:style-name="Bold">Kolik lidí musí stát v autobuse, aby byl přeplněný?</text:span></text:p>
      <text:p text:style-name="Rozhovor">Plno.</text:p>
      <text:p text:style-name="Heading_20_3"><text:soft-page-break/>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text:span text:style-name="T3">závodě</text:span> není, že?</text:p>
      <text:p text:style-name="Rozhovor"><text:span text:style-name="Bold">Koho se v </text:span><text:span text:style-name="Bold"><text:span text:style-name="T3">závo</text:span></text:span><text:span text:style-name="Bold"><text:span text:style-name="T4">d</text:span></text:span><text:span text:style-name="Bold"><text:span text:style-name="T3">ě</text:span></text:span><text:span text:style-name="Bold">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_20_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_20_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d55a06a"/>Korespondent<text:bookmark-end text:name="orgd55a06a"/></text:h>
      <text:p text:style-name="Korespondent_20_-_20_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c1b3311"/>Lifestyle<text:bookmark-end text:name="orgc1b3311"/></text:h>
      <text:h text:style-name="Heading_20_2" text:outline-level="2"><text:bookmark-start text:name="org594e4b9"/>Karlos-čepice<text:bookmark-end text:name="org594e4b9"/></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8cd661a"/>Kaňonskop<text:bookmark-end text:name="org8cd661a"/></text:h>
      <text:h text:style-name="Heading_20_1" text:outline-level="1"><text:bookmark-start text:name="org93f81f2"/>Šeiner<text:bookmark-end text:name="org93f81f2"/></text:h>
      <text:h text:style-name="Heading_20_2" text:outline-level="2"><text:bookmark-start text:name="org75e71b2"/>Lekce bankomata<text:bookmark-end text:name="org75e71b2"/></text:h>
      <text:p text:style-name="Lekce_20_-_20_nadpis">Lekce VII.</text:p>
      <text:p text:style-name="Lekce_20_-_20_první_20_odstavec">My bankomati to máme těžké. Život jednoho z nás je život konstantního odříkání. Většinou <text:span text:style-name="Emphasis">říkáme</text:span> učitele <text:span text:style-name="Emphasis">od</text:span> mluvení s námi.</text:p>
      <text:p text:style-name="Lekce_20_-_20_normal">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p>
      <text:p text:style-name="Lekce_20_-_20_normal">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p>
      <text:p text:style-name="Lekce_20_-_20_normal">„Pojď dál, pojď dál. Nestůj tak v dešti!“ zvolal Šeiner, ustoupivše dovnitř se valícímu Rychnovskému, a zavřel dveře na zcela bezmračnou noc. „Jak se vede?“</text:p>
      <text:p text:style-name="Lekce_20_-_20_normal">„Ale to víš,“ řekl Rychnovský a pověsil suchou pláštěnku na věšák. Učitelé jsou někdy zvláštní a s tím se bankomat musí vyrovnat. „Banány zlevnily a Vídeňská opera hraje Hamleta. Ale ty houby! Ty houby!“</text:p>
      <text:p text:style-name="Lekce_20_-_20_normal">Společně se vydali temnou chodbou, klapání jejich vycházkových holí o mramorovou podlahu doprovázející jejich kroky. „Jak se máte vy, Kulibrko?“</text:p>
      <text:p text:style-name="Lekce_20_-_20_normal">„Jako bych tu nebyla,“ řekla jsem.</text:p>
      <text:p text:style-name="Lekce_20_-_20_normal">„Ale prosím vás,“ mávl rukou Rychnovský. „Já tu nejsem taky.“</text:p>
      <text:p text:style-name="Lekce_20_-_20_normal">Ano, oficiálně neměl Rychnovský ani Šeiner povolení scházet se s ostatními učiteli mimo Der Weiderhohlle Flüsemschliessem, a to ještě po schválení žádosti, na rozkaz vedoucího Rady Odvážných, jisté paní Lajdové.</text:p>
      <text:p text:style-name="Lekce_20_-_20_normal">„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p>
      <text:p text:style-name="Lekce_20_-_20_normal">„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p>
      <text:p text:style-name="Lekce_20_-_20_normal">„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p>
      <text:p text:style-name="Lekce_20_-_20_normal">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Lekce_20_-_20_normal">„Takže,“ řekl Šeiner a odkašlal si. „Jak říkám. Něco se s ní musí dělat.“</text:p>
      <text:p text:style-name="Lekce_20_-_20_normal">Okované dveře se na nás se skřípěním zavřely.</text:p>
      <text:p text:style-name="Lekce_20_-_20_nadpis">Lekce VIII.</text:p>
      <text:p text:style-name="Lekce_20_-_20_první_20_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Lekce_20_-_20_normal">Bály v Der Weiderhohlle Flüsemschliessem jsou velkolepé a bohaté. Věřte mi, na světě nenajdete výstřednější událost než takový bál. Aspoň ne v téhle dimenzi. Na takovém místě pak zužitkujete veškerý svůj trénink.</text:p>
      <text:p text:style-name="Lekce_20_-_20_normal">„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Lekce_20_-_20_normal">„Jiří!“ zařval Horký na Šeinera. Tak nic.</text:p>
      <text:p text:style-name="Lekce_20_-_20_normal">„To máme ale hostinu, co?“ řekl Šeiner a ukázal na skvostně zdobený sál slavnostního mrakodrapu. „A ten výhled!“ Z oken nejvyššího patra bylo možné zpozorovat zakřivení planety. „Jak se ti líbí, tady na Radě?“</text:p>
      <text:p text:style-name="Lekce_20_-_20_normal">„Ujde to, ujde to. Ve Dvaceti statečných by to bylo lepší, ale poslední dobou beru, co můžu.“ Jiří Horký byl na momentálně dvacátém šestém místě žebříčku a tudíž jeden z nejvýše postavených Radních v Radě Odvážných. Do nejvyšší dvacítky se ale <text:soft-page-break/>nikdy nedostal.</text:p>
      <text:p text:style-name="Lekce_20_-_20_normal">Šeiner ho vzal za rameno a ustoupil o krok stranou, nakláněje k němu hlavu ve spikleneckém gestu. Ani jeden si nevšiml, že se tím přiblížili ke skupině Malá-Vávrová-Langer, která stála opodál. Já si všimla a hned to šlo do notesu.</text:p>
      <text:p text:style-name="Lekce_20_-_20_normal">„Slyšel jsem,“ šeptal Šeiner, „že jsi našel skulinu.“</text:p>
      <text:p text:style-name="Lekce_20_-_20_normal">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Lekce_20_-_20_normal">Šeiner zavrtěl vážně hlavou. „Nesmíme jí dovolit postavit armádu. To by s námi byl konec. Ale svoje písaře si nech. Budou se hodit. Chytrá skulina.“</text:p>
      <text:p text:style-name="Lekce_20_-_20_normal">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_20_-_20_normal">„Začněme!“</text:p>
      <text:p text:style-name="Lekce_20_-_20_nadpis">Lekce IX.</text:p>
      <text:p text:style-name="Lekce_20_-_20_první_20_odstavec">Bankomat musí ovládat těsnopis. Co je víc, bankomat musí ovládat úzkopis, který je k těsnopisu co těsnopis k hieroglyfům. Poznámky se sami neudělají.</text:p>
      <text:p text:style-name="Lekce_20_-_20_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_20_-_20_normal">„Máte nějaké protiprohlášení? Upozorňuje, že je to poslední proslov, než přestoupíme k hlasování.“ Hologram Lajdové stál a sledoval Radu.</text:p>
      <text:p text:style-name="Lekce_20_-_20_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_20_-_20_normal">„Dobrá,“ uzavřela debatu Lajdová. „Přejděme nyní k hlasování o hlasování. Kdo je pro, aby se hlasovalo otevřeně?“</text:p>
      <text:p text:style-name="Lekce_20_-_20_normal">„Promiňte,“ zvedl se učitel McOliess, 6004. místo. „Ale co když chci hlasovat tajně o tom, jestli chci hlasovat tajně?“</text:p>
      <text:p text:style-name="Lekce_20_-_20_normal">„Dobře. Kdo je pro otevřené hlasování o hlasování o hlasování?“</text:p>
      <text:p text:style-name="Lekce_20_-_20_normal">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p>
      <text:p text:style-name="Lekce_20_-_20_normal">Šeiner se nehýbal. „Prohrál jste,“ pobídla jsem ho k reakci. „Já vím,“ řekl mi na to. „To se dalo čekat. Většině těch, kteří hlasovali pro armády, vyhrožovala, až jí slíbili své hlasy.“ Nevypadal zrovna překvapeně.</text:p>
      <text:p text:style-name="Lekce_20_-_20_nadpis">Lekce X.</text:p>
      <text:p text:style-name="Lekce_20_-_20_první_20_odstavec">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p>
      <text:p text:style-name="Lekce_20_-_20_normal">První polovina zasedání skončila. Rada Odvážných odhlasovala, pod silným výhružným vlivem paní Lajdové, že používat vojka k získávání bodů není protizákonné. Šeinera tento prospekt znepokojil. Bál se další války.</text:p>
      <text:p text:style-name="Lekce_20_-_20_normal">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Lekce_20_-_20_normal">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p>
      <text:p text:style-name="Lekce_20_-_20_normal">„Co teď budete dělat?“ zeptala jsem se Šeinera, aby řeč nestála.</text:p>
      <text:p text:style-name="Lekce_20_-_20_normal">„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text:span><text:soft-page-break/><text:span text:style-name="Emphasis">nutit</text:span> podporu - mnoha učitelů. A pomalu přebírá kontrolu nad celým <text:span text:style-name="Emphasis">závodem</text:span>.“</text:p>
      <text:p text:style-name="Lekce_20_-_20_normal">„To je sice hezké, ale vůbec to neodpovídá na moji otázku.“</text:p>
      <text:p text:style-name="Lekce_20_-_20_normal">„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p>
      <text:p text:style-name="Lekce_20_-_20_normal">Na to jsem se ho sice neptala, ale vycítila jsme důležitější téma. „Když jsme byli u Rotreklové, něco se stalo.“</text:p>
      <text:p text:style-name="Lekce_20_-_20_normal">„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Lekce_20_-_20_normal">„To nemyslím,“ řekla jsem. „Když nás trpaslíci zahnali do prádelny, nějak jste se změnil. Bylo chladno, mluvil jste jinak. A říkal jste si Albert. Albert něco.“</text:p>
      <text:p text:style-name="Lekce_20_-_20_normal">„Albert Bílí,“ povzdechl si Šeiner. „On někdy vezme kontrolu. Ignorujte to.“</text:p>
      <text:p text:style-name="Lekce_20_-_20_normal">S tím vystoupil na schody.</text:p>
      <text:p text:style-name="Lekce_20_-_20_nadpis">Lekce XI.</text:p>
      <text:p text:style-name="Lekce_20_-_20_první_20_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_20_-_20_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_20_-_20_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_20_-_20_normal">Paní Zemánková se zvedla. „To je blbost. Jakýkoli double-tohleto, který to vymyslel, je pomatený. Bez peněz se nedá vést kampaň.“</text:p>
      <text:p text:style-name="Lekce_20_-_20_normal">„To není pravda,“ řekl Rychnovský, který rovněž vstal. „Dostáváme peníze od voličů. Ty by mohli jít do kampaně a ty od sponzorů zůstanou v bankách.“</text:p>
      <text:p text:style-name="Lekce_20_-_20_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_20_-_20_normal">Konečně, když všichni dořvali, Lajdová vyhlásila hlasování. Průhledný modrý pot na jejím průhledném modrém čele byl zcela neviditelný. „Kdo hlasuje pro?“</text:p>
      <text:p text:style-name="Lekce_20_-_20_normal">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_20_-_20_normal">„A kdo je proti?“</text:p>
      <text:p text:style-name="Lekce_20_-_20_normal">Všichni ostatní zvedli ruku. Šeinerovi zaskočilo.</text:p>
      <text:p text:style-name="Lekce_20_-_20_normal">„Návrh se zamítá. Končíme.“ Její hologram zmizel okamžitě.</text:p>
      <text:p text:style-name="Lekce_20_-_20_nadpis">Lekce XII.</text:p>
      <text:p text:style-name="Lekce_20_-_20_první_20_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_20_-_20_normal">„Kdo?“ Neměla bych se ptát. Správně by mi měl všechno říct sám. Takhle ho akorát dovedu k tomu, co chci slyšet, ne k tomu, co mi chce říct. Ale bylo mi ho líto. To je samozřejmě neideální pro nás bankomaty.</text:p>
      <text:p text:style-name="Lekce_20_-_20_normal">„Všichni. Myslel jsem, že si uvědomí, že jsou důležitější věci než <text:span text:style-name="Emphasis">závod</text:span>. Že se postarají, aby Lajdová nepřivedla nějakou pohromu. Ale oni by si radši nechali všechny ty peníze.“</text:p>
      <text:p text:style-name="Lekce_20_-_20_normal">Nechápala jsem, co jiného by mohlo být důležitějšího než <text:span text:style-name="Emphasis">závod</text:span>, ale nechala jsem to bez komentáře.</text:p>
      <text:p text:style-name="Lekce_20_-_20_normal">„Pardon, že se opakuji,“ řekla jsem opatrně, „ale co teď budete dělat?“</text:p>
      <text:p text:style-name="Lekce_20_-_20_normal">Šeiner zavrtěl hlavou. „Musíme na to jít jinak. Tajněji. Chytřeji.“ Povzdechl si. „Ale jak, to nevím.“</text:p>
      <text:p text:style-name="Lekce_20_-_20_normal"><text:soft-page-break/>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_20_-_20_normal">„Co to je?“ zašeptal Šeiner, ale to už se odevšad řinuly protesty pobouřených kantorů.</text:p>
      <text:p text:style-name="Lekce_20_-_20_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_20_-_20_normal">Kantoři byli voláni postupně podle pořadí. Šeiner přišel jako desátý. Vystoupal se mnou po schodech a bylo vidět, jak se bavíme. Utrhl ze štosu list papíru. Přikročil k urně. A prázdný ho hodil dovnitř.</text:p>
      <text:p text:style-name="Lekce_20_-_20_normal">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p>
      <text:p text:style-name="Lekce_20_-_20_normal">Šeiner (a Rychnovský) u mě dostali bod za přemluvení Ebbe.</text:p>
      <text:h text:style-name="Heading_20_2" text:outline-level="2"><text:bookmark-start text:name="orga91c61a"/>Špeh<text:bookmark-end text:name="orga91c61a"/></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p>
      <text:p text:style-name="Špeh"/>
      <text:p text:style-name="Špeh">Satelitní stanice naznačuje aktivitu. Na monitoru probíhají videa učitelů. Video s cílem proběhlo bez následků.</text:p>
      <text:p text:style-name="Špeh">Bankomat se tváří pyšně. Cíl se panicky rozhlíží. </text:p>
      <text:p text:style-name="Špeh"/>
      <text:p text:style-name="Špeh">Bankomat: Co to děláte?</text:p>
      <text:p text:style-name="Špeh">Cíl: To je Lajdová. Musíme to zastavit.</text:p>
      <text:p text:style-name="Špeh">Bankomat: Proč? </text:p>
      <text:p text:style-name="Špeh"/>
      <text:p text:style-name="Špeh">Cíl nereaguje. Rozhlíží se po hale a něco hledá. </text:p>
      <text:p text:style-name="Špeh"/>
      <text:p text:style-name="Špeh">Cíl uhodil pěstí do stěny.</text:p>
      <text:p text:style-name="Špeh">Cíl: Není tu anténa!</text:p>
      <text:p text:style-name="Špeh">Sluha v bílém: Anténa je na střeše.</text:p>
      <text:p text:style-name="Špeh">Cíl: Na to není čas.</text:p>
      <text:p text:style-name="Špeh">Bankomat (šeptem): Prostě to nechte běžet. </text:p>
      <text:p text:style-name="Špeh"/>
      <text:p text:style-name="Špeh">Cíl nereaguje. Poklepává si kapsy. Vítězně vytáhne telefon. </text:p>
      <text:p text:style-name="Špeh"/>
      <text:p text:style-name="Špeh">Cíl: Ale ne! To je Nokia.</text:p>
      <text:p text:style-name="Špeh">Bankomat: No a co?</text:p>
      <text:p text:style-name="Špeh">Cíl (nahlas): Má tu někdo smartphone? </text:p>
      <text:p text:style-name="Špeh"/>
      <text:p text:style-name="P5">Jakešová neochotně podá svůj Android. Cíl se začíná připojovat k internetu. Žádost o zablokování systému. </text:p>
      <text:p text:style-name="P5"><text:span text:style-name="OrgCode">Šifrovaná zpráva opačným směrem</text:span> </text:p>
      <text:p text:style-name="P5"/>
      <text:p text:style-name="Špeh">Potvrzuji - žádost zamítnuta. </text:p>
      <text:p text:style-name="Špeh"/>
      <text:p text:style-name="Špeh"><text:soft-page-break/>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p>
      <text:p text:style-name="Špeh"/>
      <text:p text:style-name="Špeh">Videa na monitoru postupují. Právě zkoumají Macháčka. </text:p>
      <text:p text:style-name="Špeh"/>
      <text:p text:style-name="Špeh">Bankomat: Já myslela, že to byl váš cíl. Hodit to na ni a mít o soupeře míň.</text:p>
      <text:p text:style-name="Špeh">Cíl: Ale ne tak očividně. Tohle je moc nápadné. Lajdová se to stejně dozví, ale Ebbe nebude mít šanci na nás ukázat prstem, protože si to Lajdová nechá pro sebe. Takhle si to pro sebe nechat nemůže. </text:p>
      <text:p text:style-name="Špeh"/>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p>
      <text:p text:style-name="Špeh"/>
      <text:p text:style-name="Špeh">Cíl vrazil telefon do rukou bankomatovi a znovu se začal rozhlížet, tentokrát pomalu a pátravě. </text:p>
      <text:p text:style-name="Špeh"/>
      <text:p text:style-name="Špeh">Bankomat: Nic se neděje.</text:p>
      <text:p text:style-name="Špeh">Cíl: Dejte tomu chvíli.</text:p>
      <text:p text:style-name="Špeh">Bankomat: Jak se Lajdová dozví, že to vysíláme?</text:p>
      <text:p text:style-name="Špeh">Cíl: Telefonem. </text:p>
      <text:p text:style-name="Špeh"/>
      <text:p text:style-name="Špeh">Ovládací panely zhasly. Všem se ulevilo. Cíl vrátil telefon Jakešové. </text:p>
      <text:p text:style-name="Špeh"/>
      <text:p text:style-name="Špeh">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p>
      <text:p text:style-name="Špeh"/>
      <text:p text:style-name="Špeh">Rada Odvážných jde domů. Cíl jede do λl = ¾σf³. Další zprávy přijdou, až cíl poruší svou rutin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15</text:page-number></text:p>
      </style:footer>
      <style:footer-left>
        <text:p text:style-name="MP2"><text:page-number text:select-page="current">14</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0-12-08T21:26:58.203025078</dc:date>
    <meta:editing-duration>PT12M2S</meta:editing-duration>
    <meta:editing-cycles>5</meta:editing-cycles>
    <meta:generator>LibreOffice/6.4.6.2$Linux_X86_64 LibreOffice_project/40$Build-2</meta:generator>
    <meta:document-statistic meta:table-count="0" meta:image-count="0" meta:object-count="0" meta:page-count="15" meta:paragraph-count="352" meta:word-count="6549" meta:character-count="41482" meta:non-whitespace-character-count="35260"/>
    <meta:user-defined meta:name="Subtitle">Spousty hluku na Facebooku</meta:user-defined>
  </office:meta>
</office:document-meta>
</file>